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CCLESIASTES 3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ARTHLY EVENTS FROM A HUMAN PERSPECTIVE (3:1-14, 2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ARTHLY EVENTS FROM A HUMAN PERSPECTIVE (3:1-14, 2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categories (3:1-8): There is a proper time for all events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woColTx-Title-and-2-Column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categories (3:1-8): There is a proper time for all events.<text:s text:c="1"/></text:span><text:span text:style-name="a504" text:class-names=""/></text:p>
          </draw:text-box>
          <svg:title/>
          <svg:desc/>
        </draw:frame>
        <draw:frame draw:id="id95" presentation:style-name="a531" draw:name="Text Placeholder 2" svg:x="1.38021in" svg:y="2in" svg:width="4.61632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o be born and to die (3:2a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o plant and to harvest (3:2b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o kill and to heal (3:3a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o tear down and to rebuild (3:3b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o cry and to laugh (3:4a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o grieve and to dance (3:4b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o scatter and to gather (3:5a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  <draw:frame draw:id="id96" presentation:style-name="a556" draw:name="Text Placeholder 3" svg:x="6.16319in" svg:y="2in" svg:width="4.61632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o embrace and to turn away (3:5b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o search and to lose (3:6a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o keep and to throw away (3:6b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o tear and to mend (3:7a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o be quiet and to speak (3:7b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o love and to hate (3:8a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o wage war and to pursue peace (3:8b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4" draw:style-name="a557" draw:master-page-name="Master1-Layout13-tx-Title-and-Text" presentation:presentation-page-layout-name="Master1-PPL13" draw:id="Slide-259">
        <draw:frame draw:id="id97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EARTHLY EVENTS FROM A HUMAN PERSPECTIVE (3:1-14, 22)<text:s text:c="1"/></text:span><text:span text:style-name="a559" text:class-names=""/></text:p>
          </draw:text-box>
          <svg:title/>
          <svg:desc/>
        </draw:frame>
        <draw:frame draw:id="id98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categories (3:1-8): There is a proper time for all events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conclusions (3:9-14, 22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5" draw:style-name="a572" draw:master-page-name="Master1-Layout13-tx-Title-and-Text" presentation:presentation-page-layout-name="Master1-PPL13" draw:id="Slide-260">
        <draw:frame draw:id="id99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conclusions (3:9-14, 22)<text:s text:c="1"/></text:span><text:span text:style-name="a574" text:class-names=""/></text:p>
          </draw:text-box>
          <svg:title/>
          <svg:desc/>
        </draw:frame>
        <draw:frame draw:id="id100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ultimate truth (3:9-11, 14): God-and God alone-can separate time from eternity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"until-then" truth (3:12-13, 22): Enjoy both your work and the fruits proceeding from it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6" draw:style-name="a587" draw:master-page-name="Master1-Layout13-tx-Title-and-Text" presentation:presentation-page-layout-name="Master1-PPL13" draw:id="Slide-261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EARTHLY EVENTS FROM A HUMAN PERSPECTIVE (3:1-14, 22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categories (3:1-8): There is a proper time for all events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onclusions (3:9-14, 22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7" draw:style-name="a602" draw:master-page-name="Master1-Layout13-tx-Title-and-Text" presentation:presentation-page-layout-name="Master1-PPL13" draw:id="Slide-262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ECCLESIASTES 3<text:s text:c="1"/></text:span><text:span text:style-name="a604" text:class-names=""/></text:p>
          </draw:text-box>
          <svg:title/>
          <svg:desc/>
        </draw:frame>
        <draw:frame draw:id="id104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EARTHLY EVENTS FROM A HUMAN PERSPECTIVE (3:1-14, 22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EARTHLY EVENTS FROM GOD'S PERSPECTIVE (3:15-21) A. What God has done (3:15): He has supervised all past actions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3-tx-Title-and-Text" presentation:presentation-page-layout-name="Master1-PPL13" draw:id="Slide-263">
        <draw:frame draw:id="id105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EARTHLY EVENTS FROM GOD'S PERSPECTIVE (3:15-21) A. What God has done (3:15): He has supervised all past actions.<text:s text:c="1"/></text:span><text:span text:style-name="a619" text:class-names=""/></text:p>
          </draw:text-box>
          <svg:title/>
          <svg:desc/>
        </draw:frame>
        <draw:frame draw:id="id106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What God now does (3:18-21): He tests people so that they can see they are no better than animals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What God will do (3:16-17): He will bring to judgment both the righteous and the wicked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9" draw:style-name="a632" draw:master-page-name="Master1-Layout13-tx-Title-and-Text" presentation:presentation-page-layout-name="Master1-PPL13" draw:id="Slide-264">
        <draw:frame draw:id="id107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ECCLESIASTES 3<text:s text:c="1"/></text:span><text:span text:style-name="a634" text:class-names=""/></text:p>
          </draw:text-box>
          <svg:title/>
          <svg:desc/>
        </draw:frame>
        <draw:frame draw:id="id108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EARTHLY EVENTS FROM A HUMAN PERSPECTIVE (3:1-14, 22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EARTHLY EVENTS FROM GOD'S PERSPECTIVE (3:15-21) A. What God has done (3:15): He has supervised all past actions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3 </dc:title>
    <meta:initial-creator>David STRICKLAND</meta:initial-creator>
    <dc:creator>David STRICKLAND</dc:creator>
    <meta:creation-date>2020-02-22T19:26:28Z</meta:creation-date>
    <dc:date>2020-02-22T19:26:29Z</dc:date>
    <meta:template xlink:href="BibleStudy" xlink:type="simple"/>
    <meta:editing-cycles>1</meta:editing-cycles>
    <meta:editing-duration>PT0S</meta:editing-duration>
    <meta:document-statistic meta:paragraph-count="37" meta:word-count="443"/>
  </office:meta>
</office:document-meta>
</file>